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rebuchet MS" svg:font-family="'Trebuchet M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1358b" officeooo:paragraph-rsid="0001358b"/>
    </style:style>
    <style:style style:name="P2" style:family="paragraph" style:parent-style-name="Standard">
      <style:text-properties officeooo:rsid="0001a988" officeooo:paragraph-rsid="0001a988"/>
    </style:style>
    <style:style style:name="P3" style:family="paragraph" style:parent-style-name="Standard">
      <style:text-properties fo:color="#8b0000" style:text-underline-style="solid" style:text-underline-width="auto" style:text-underline-color="font-color" officeooo:rsid="0001a988" officeooo:paragraph-rsid="0001a988"/>
    </style:style>
    <style:style style:name="P4" style:family="paragraph" style:parent-style-name="Standard">
      <style:text-properties fo:color="#8b0000" fo:font-size="14pt" style:text-underline-style="solid" style:text-underline-width="auto" style:text-underline-color="font-color" fo:font-weight="bold" officeooo:rsid="0001358b" officeooo:paragraph-rsid="0001358b" style:font-size-asian="14pt" style:font-weight-asian="bold" style:font-size-complex="14pt" style:font-weight-complex="bold"/>
    </style:style>
    <style:style style:name="P5" style:family="paragraph" style:parent-style-name="Standard">
      <style:text-properties fo:color="#8b0000" fo:font-size="14pt" style:text-underline-style="solid" style:text-underline-width="auto" style:text-underline-color="font-color" fo:font-weight="bold" officeooo:rsid="0004b6ab" officeooo:paragraph-rsid="0004b6ab" style:font-size-asian="14pt" style:font-weight-asian="bold" style:font-size-complex="14pt" style:font-weight-complex="bold"/>
    </style:style>
    <style:style style:name="P6" style:family="paragraph" style:parent-style-name="Standard">
      <style:text-properties fo:color="#8b0000" fo:font-size="14pt" style:text-underline-style="solid" style:text-underline-width="auto" style:text-underline-color="font-color" fo:font-weight="bold" officeooo:rsid="0005c971" officeooo:paragraph-rsid="0005c971" style:font-size-asian="14pt" style:font-weight-asian="bold" style:font-size-complex="14pt" style:font-weight-complex="bold"/>
    </style:style>
    <style:style style:name="P7" style:family="paragraph" style:parent-style-name="Standard">
      <style:text-properties fo:color="#8b0000" fo:font-size="14pt" style:text-underline-style="solid" style:text-underline-width="auto" style:text-underline-color="font-color" fo:font-weight="bold" officeooo:rsid="00069419" officeooo:paragraph-rsid="00069419" style:font-size-asian="14pt" style:font-weight-asian="bold" style:font-size-complex="14pt" style:font-weight-complex="bold"/>
    </style:style>
    <style:style style:name="P8" style:family="paragraph" style:parent-style-name="Standard">
      <style:text-properties fo:font-size="14pt" officeooo:rsid="0001358b" officeooo:paragraph-rsid="0001358b" style:font-size-asian="14pt" style:font-size-complex="14pt"/>
    </style:style>
    <style:style style:name="P9" style:family="paragraph" style:parent-style-name="Standard">
      <style:text-properties fo:font-size="14pt" officeooo:rsid="00025be7" officeooo:paragraph-rsid="00025be7" style:font-size-asian="14pt" style:font-size-complex="14pt"/>
    </style:style>
    <style:style style:name="P10" style:family="paragraph" style:parent-style-name="Standard">
      <style:text-properties fo:font-size="14pt" officeooo:rsid="0004b6ab" officeooo:paragraph-rsid="0004b6ab" style:font-size-asian="14pt" style:font-size-complex="14pt"/>
    </style:style>
    <style:style style:name="P11" style:family="paragraph" style:parent-style-name="Standard">
      <style:text-properties officeooo:rsid="00025be7" officeooo:paragraph-rsid="00025be7"/>
    </style:style>
    <style:style style:name="P12" style:family="paragraph" style:parent-style-name="Standard">
      <style:text-properties officeooo:rsid="0005c971" officeooo:paragraph-rsid="0005c971"/>
    </style:style>
    <style:style style:name="P13" style:family="paragraph" style:parent-style-name="Standard">
      <style:text-properties officeooo:rsid="00087fca" officeooo:paragraph-rsid="00087fca"/>
    </style:style>
    <style:style style:name="P14" style:family="paragraph" style:parent-style-name="Standard">
      <style:text-properties officeooo:rsid="000a380c" officeooo:paragraph-rsid="000a380c"/>
    </style:style>
    <style:style style:name="T1" style:family="text">
      <style:text-properties officeooo:rsid="0001a988"/>
    </style:style>
    <style:style style:name="T2" style:family="text">
      <style:text-properties fo:color="#8b0000" style:text-underline-style="solid" style:text-underline-width="auto" style:text-underline-color="font-color"/>
    </style:style>
    <style:style style:name="T3" style:family="text">
      <style:text-properties style:text-underline-style="solid" style:text-underline-width="auto" style:text-underline-color="font-color"/>
    </style:style>
    <style:style style:name="T4" style:family="text">
      <style:text-properties officeooo:rsid="00032103"/>
    </style:style>
    <style:style style:name="T5" style:family="text">
      <style:text-properties officeooo:rsid="000665a6"/>
    </style:style>
    <style:style style:name="T6" style:family="text">
      <style:text-properties officeooo:rsid="00069419"/>
    </style:style>
    <style:style style:name="T7" style:family="text">
      <style:text-properties officeooo:rsid="000a380c"/>
    </style:style>
    <style:style style:name="T8" style:family="text">
      <style:text-properties officeooo:rsid="000bc6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5"/>
      <text:p text:style-name="P5">Loi num ° 2 :</text:p>
      <text:p text:style-name="P4">Propriété de l’outil de travail:</text:p>
      <text:p text:style-name="P8"/>
      <text:p text:style-name="P1">Cette loi vient naturellement à l’esprit lorsqu’on voit la plus value que les riches investisseurs perçoivent ,du seul fait d’avoir investi dans une machine. De plus ils bénéficient souvent du travail <text:s/>des ouvriers qui vont compléter et superviser la production. Ceci va permettre une augmentation de l’efficacité de la production et de sa quantité, et le rendement de cette opération va profiter aussi bien à l’investisseur qui a seulement fait l’effort de dépenser son argent, qu’à l’ouvrier qui a passé du temps à l’usine à superviser la production, donc des conditions bien moins confortable probablement.</text:p>
      <text:p text:style-name="P1">Nous pouvons donc imaginer que l’investisseur est un parasite du travail de la machine et de l’ouvrier, et la solution à ce parasitage, serait de confisquer les moyens de production de valeurs marchandes aux possesseurs de tels propriétés, et de rendre l’état détenteur des moyens de productions. </text:p>
      <text:p text:style-name="P1">Ainsi nous annulons le parasitage des investisseurs/actionnaires, nous annulons aussi leur pouvoir de décision (relocalisation annulé, plan social annulé) dans l’entreprise qui est censé produire une valeur utile humainement, et nous rendons légitiment au bien public, un outil destiné non pas à des actionnaires pour faire du profit, mais aux travailleurs pour créer des biens pour le peuple.</text:p>
      <text:p text:style-name="P1">Tout ceci est tout à fait naturel, légitime et vient du bon sens.</text:p>
      <text:p text:style-name="P1">Une autre vision des choses ne peut que être l’apanage de parasites qui veulent s’approprier le travail du peuple pour le bien commun, <text:span text:style-name="T1">au profit égoïste de lui-même et au détriment du bien commun.</text:span></text:p>
      <text:p text:style-name="P1"/>
      <text:p text:style-name="P2"><text:span text:style-name="T2">Action à entreprendre</text:span> : Retirer aux actionnaires la propriété des outils de production de valeurs et la donner à l’état ( au peuple).</text:p>
      <text:p text:style-name="P2"/>
      <text:p text:style-name="P2"><text:span text:style-name="T2">Actions possibles :</text:span><text:span text:style-name="T3"> </text:span>Retirer aux actionnaires la propriété des outils de production de valeurs et la donner à l’état ( au peuple).</text:p>
      <text:p text:style-name="P2"><text:s/></text:p>
      <text:p text:style-name="P2"><text:span text:style-name="T2">Conséquence espérés :</text:span> Annulation parasitisme bien matériel. Gain pour le peuple à la hauteur du parasitisme.</text:p>
      <text:p text:style-name="P2"/>
      <text:p text:style-name="P3">Conséquences probables :</text:p>
      <text:p text:style-name="P2"/>
      <text:p text:style-name="P2"><text:span text:style-name="T2">Conséquences probables potentiellement négatives :</text:span><text:span text:style-name="T3"> </text:span>Utilisation par le peuple du gain matériel généré et accentuation de la destruction de la planète par une consommation globale à la hausse.</text:p>
      <text:p text:style-name="P2"/>
      <text:p text:style-name="P2"><text:span text:style-name="T2">Conséquences probables potentiellement positives :</text:span> Condition de vie pour beaucoup de familles précaires nettement améliorés </text:p>
      <text:p text:style-name="P2"/>
      <text:p text:style-name="P9">POINT <text:span text:style-name="T4">S</text:span>A EVOQUER : ????????????????</text:p>
      <text:p text:style-name="P9">Structure Notionnelle : ?????????</text:p>
      <text:p text:style-name="P9"/>
      <text:p text:style-name="P5">Loi num ° 3:</text:p>
      <text:p text:style-name="P5">Education des enfants :</text:p>
      <text:p text:style-name="P5"/>
      <text:p text:style-name="P5"/>
      <text:p text:style-name="P5"/>
      <text:p text:style-name="P5"><text:soft-page-break/>Loi num ° <text:span text:style-name="T8">XX</text:span>4<text:span text:style-name="T8">XX</text:span>:</text:p>
      <text:p text:style-name="P6">Pénalisation Lobbyisme très sévère, rétablissement grave sanction pour les politiques corrompus, possibilté pour les citoyens de saisir l’état et suspendre fonctions politiques sur suspicion.</text:p>
      <text:p text:style-name="P6"/>
      <text:p text:style-name="P12">Cette loi vient naturellement à l’esprit lorsqu’on voit la corruption à tous les niveaux de l’état.</text:p>
      <text:p text:style-name="P12">Nous savons bien que la fonction de l’état est multiple, il protège les citoyens, il organise la production de bien matériel pour répondre au besoin du peuple (actuellement c’est le marché qui organise l’offre et la demande sous la surveillance de l’état et non l’état), il crée les structures utiles au peuple, <text:span text:style-name="T5">les services publiques</text:span>: transports, hopitaux. <text:span text:style-name="T6">Il règle les lois qui influeront les retraites, les impôts, les dépenses de l’état, influe sur le niveau de vie de toutes les classes sociales en régissant et plafonnant leur maximum d’achat et de dépense.</text:span></text:p>
      <text:p text:style-name="P13">Nous pouvons donc comprendre que ces fonctions doivent être assurés par des gens hautement compétent et animé par des motivations sociales fortes, avec des idéaux utilitaristes qui doivent être au sommet de leur considération existencielle. Or, nous voyons tous les carriéristes qui remplissent ces fonctions par pur plaisir de profiter d’une bonne situation, les honneurs et un bon salaire.</text:p>
      <text:p text:style-name="P13">Ainsi, le peuple aura le droit de saisir l’état s’il arrive à prouver que le politique en question occupe plus de 30 % de son temps à satisfaire des intérêts personnels au lieu de s’occuper de la chose politique.</text:p>
      <text:p text:style-name="P13">Il pourra aussi le saisir s’il montre que telle ou telle loi est facilement dénonçable comme anti-utilitariste et que tout un chacun parvient à trouver des conséquences négatives probables plus grandes que les conséquences positives probables, en nombre et en poids. <text:span text:style-name="T7">En effet, si des non-experts arrivent à contredire une loi qu’un expert aurait pu créer, l’expert est incompétent et doit être remplacé, à moins qu’il soit rarement pris en faute, et qu’il reconnaisse aisément les erreurs s’il y en où qu’il démontre que les conséquences positives probables sont supérieurs en nombre et en poids aux négatives.</text:span></text:p>
      <text:p text:style-name="P14">Tout cela est très compliqué, mais si un non-expert arrive au même </text:p>
      <text:p text:style-name="P6"/>
      <text:p text:style-name="P5">Loi num °<text:span text:style-name="T8">XX</text:span> 5 <text:span text:style-name="T8">XX</text:span>:</text:p>
      <text:p text:style-name="P7">Baisse des dépenses publiques militaires à 5 % maximum sauf cas de troubles politiques.</text:p>
      <text:p text:style-name="P5"/>
      <text:p text:style-name="P5">Loi num ° 6:</text:p>
      <text:p text:style-name="P5"/>
      <text:p text:style-name="P5">Loi num ° 7:</text:p>
      <text:p text:style-name="P5"/>
      <text:p text:style-name="P5">Loi num ° 8:</text:p>
      <text:p text:style-name="P5"/>
      <text:p text:style-name="P5">Loi num ° 9:</text:p>
      <text:p text:style-name="P5">Loi num ° 10:</text:p>
      <text:p text:style-name="P5"/>
      <text:p text:style-name="P5"/>
      <text:p text:style-name="P10"/>
      <text:p text:style-name="P1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Trebuchet MS" svg:font-family="'Trebuchet MS',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6.2.4.2$Windows_X86_64 LibreOffice_project/2412653d852ce75f65fbfa83fb7e7b669a126d64</meta:generator>
    <dc:date>2019-09-16T00:01:52.877000000</dc:date>
    <meta:editing-duration>PT2H22M26S</meta:editing-duration>
    <meta:editing-cycles>9</meta:editing-cycles>
    <meta:document-statistic meta:table-count="0" meta:image-count="0" meta:object-count="0" meta:page-count="2" meta:paragraph-count="33" meta:word-count="763" meta:character-count="4731" meta:non-whitespace-character-count="3995"/>
  </office:meta>
</office:document-meta>
</file>